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183cm" table:align="left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4.764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officeooo:rsid="000acc53" officeooo:paragraph-rsid="000acc53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acc53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acc53"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5" style:family="paragraph" style:parent-style-name="Heading_20_4">
      <style:paragraph-properties fo:margin-left="0cm" fo:margin-right="0cm" fo:margin-top="0.265cm" fo:margin-bottom="0.265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Heading_20_2">
      <style:paragraph-properties fo:margin-left="0cm" fo:margin-right="0cm" fo:margin-top="0.265cm" fo:margin-bottom="0.265cm" style:contextual-spacing="false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Heading_20_2">
      <style:paragraph-properties fo:margin-left="0cm" fo:margin-right="0cm" fo:margin-top="0.265cm" fo:margin-bottom="0.265cm" style:contextual-spacing="false" fo:text-align="start" style:justify-single-word="false" fo:text-indent="0cm" style:auto-text-indent="false"/>
      <style:text-properties fo:background-color="transparen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0acc53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a52a2a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officeooo:rsid="000acc53"/>
    </style:style>
    <style:style style:name="T9" style:family="text">
      <style:text-properties officeooo:rsid="000acc53" loext:padding="0cm" loext:border="none"/>
    </style:style>
    <style:style style:name="T10" style:family="text">
      <style:text-properties officeooo:rsid="000e63d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array_sort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rdenar arrays</text:h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h text:style-name="P18" text:outline-level="2"/>
          </table:table-cell>
          <table:table-cell table:style-name="Tabla1.A1" office:value-type="string">
            <text:h text:style-name="P8" text:outline-level="2"><text:a xlink:type="simple" xlink:href="https://www.w3schools.com/js/js_array_sort.asp#mark_homemin" text:style-name="Internet_20_link" text:visited-style-name="Visited_20_Internet_20_Link"><text:span text:style-name="T1"/></text:a></text:h>
          </table:table-cell>
        </table:table-row>
      </table:table>
      <text:p text:style-name="Horizontal_20_Line"/>
      <text:h text:style-name="P4" text:outline-level="2"><text:bookmark text:name="mark_sort"/>Ordenar un array</text:h>
      <text:p text:style-name="P7">El método <text:span text:style-name="Source_20_Text"><text:span text:style-name="T2">sort() </text:span></text:span>ordena un array alfabéticamente:</text:p>
      <text:h text:style-name="P10" text:outline-level="3">Ejemplo</text:h>
      <text:p text:style-name="P15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ort();</text:p>
      <text:p text:style-name="P14"><text:s/></text:p>
      <text:p text:style-name="Horizontal_20_Line"/>
      <text:h text:style-name="P4" text:outline-level="2"><text:bookmark text:name="mark_reverse"/>Invertir un <text:s/>array</text:h>
      <text:p text:style-name="P7">El  método <text:span text:style-name="Source_20_Text"><text:span text:style-name="T2">reverse() </text:span></text:span>invierte los elementos de un <text:s/>array:</text:p>
      <text:h text:style-name="P10" text:outline-level="3">Ejemplo</text:h>
      <text:p text:style-name="P15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reverse();</text:p>
      <text:p text:style-name="P13"><text:s/></text:p>
      <text:p text:style-name="P7">Combinando <text:span text:style-name="Source_20_Text"><text:span text:style-name="T2">sort() </text:span></text:span>y <text:span text:style-name="Source_20_Text"><text:span text:style-name="T2">reverse()</text:span></text:span>, puedes ordenar un array en orden descendente:</text:p>
      <text:h text:style-name="P10" text:outline-level="3">Ejemplo</text:h>
      <text:p text:style-name="P15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ort();<text:line-break/>fruits.reverse();</text:p>
      <text:p text:style-name="P14"><text:s/></text:p>
      <text:p text:style-name="Horizontal_20_Line"/>
      <text:h text:style-name="P4" text:outline-level="2">toSorted()</text:h>
      <text:p text:style-name="P7"><text:a xlink:type="simple" xlink:href="https://www.w3schools.com/js/js_2023.asp" text:style-name="Internet_20_link" text:visited-style-name="Visited_20_Internet_20_Link"><text:span text:style-name="T1">ES2023</text:span></text:a> agregó el  método <text:span text:style-name="Source_20_Text"><text:span text:style-name="T2">toSorted() </text:span></text:span>como una forma segura de ordenar un array sin alterar el array original.</text:p>
      <text:p text:style-name="P7">La diferencia entre <text:span text:style-name="Source_20_Text"><text:span text:style-name="T2">toSorted() </text:span></text:span>y <text:span text:style-name="Source_20_Text"><text:span text:style-name="T2">sort()</text:span></text:span> es que el primer método crea un nuev<text:span text:style-name="T8">o </text:span>array, manteniendo el array original sin cambios, mientras que el último método altera el array original.</text:p>
      <text:h text:style-name="P10" text:outline-level="3"><text:soft-page-break/>Ejemplo</text:h>
      <text:p text:style-name="P15"><text:span text:style-name="T3">const</text:span> months = [<text:span text:style-name="T4">"Jan"</text:span>, <text:span text:style-name="T4">"Feb"</text:span>, <text:span text:style-name="T4">"Mar"</text:span>, <text:span text:style-name="T4">"Apr"</text:span>];<text:line-break/><text:span text:style-name="T3">const</text:span> sorted = months.toSorted();</text:p>
      <text:p text:style-name="P14"><text:s/></text:p>
      <text:p text:style-name="Horizontal_20_Line"/>
      <text:h text:style-name="P4" text:outline-level="2"><text:bookmark text:name="mark_toreversed"/>Método JavaScript Array toReversed()</text:h>
      <text:p text:style-name="P7"><text:a xlink:type="simple" xlink:href="https://www.w3schools.com/js/js_2023.asp" text:style-name="Internet_20_link" text:visited-style-name="Visited_20_Internet_20_Link"><text:span text:style-name="T1">ES2023</text:span></text:a> agregó el  método <text:span text:style-name="Source_20_Text"><text:span text:style-name="T2">toReversed() </text:span></text:span>como una forma segura de invertir un array sin alterar el array original.</text:p>
      <text:p text:style-name="P7">La diferencia entre <text:span text:style-name="Source_20_Text"><text:span text:style-name="T2">toReversed() </text:span></text:span>y <text:span text:style-name="Source_20_Text"><text:span text:style-name="T2">reverse() </text:span></text:span>es que el primer método crea un nuev<text:span text:style-name="T8">o</text:span> array, manteniendo el array original sin cambios, mientras que el último método altera el array original.</text:p>
      <text:h text:style-name="P10" text:outline-level="3">Ejemplo</text:h>
      <text:p text:style-name="P15"><text:span text:style-name="T3">const</text:span> months = [<text:span text:style-name="T4">"Jan"</text:span>, <text:span text:style-name="T4">"Feb"</text:span>, <text:span text:style-name="T4">"Mar"</text:span>, <text:span text:style-name="T4">"Apr"</text:span>];<text:line-break/><text:span text:style-name="T3">const</text:span> reversed = months.toReversed();</text:p>
      <text:p text:style-name="P6"/>
      <text:p text:style-name="Horizontal_20_Line"/>
      <text:h text:style-name="P4" text:outline-level="2"><text:bookmark text:name="mark_numeric"/>Orden numérico</text:h>
      <text:p text:style-name="P7">De forma predeterminada, la función <text:span text:style-name="Source_20_Text"><text:span text:style-name="T2">sort() </text:span></text:span>ordena los valores como <text:span text:style-name="Strong_20_Emphasis">cadenas</text:span> .</text:p>
      <text:p text:style-name="P7">Esto funciona bien para cadenas ("Apple" viene antes de "Banana").</text:p>
      <text:p text:style-name="P7">Si los números se ordenan como cadenas, "25" es mayor que "100", porque "2" es mayor que "1".</text:p>
      <text:p text:style-name="P7">Debido a esto, el  método <text:span text:style-name="Source_20_Text"><text:span text:style-name="T2">sort() </text:span></text:span>producirá resultados incorrectos al ordenar números.</text:p>
      <text:p text:style-name="P7">Puedes solucionar este problema proporcionando una <text:span text:style-name="Strong_20_Emphasis">función de comparación</text:span> :</text:p>
      <text:h text:style-name="P10" text:outline-level="3">Ejemplo</text:h>
      <text:p text:style-name="P15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points.sort(<text:span text:style-name="T3">function</text:span>(a, b){<text:span text:style-name="T3">return</text:span> a - b});</text:p>
      <text:p text:style-name="P13"><text:s/></text:p>
      <text:p text:style-name="P7">Utilice el mismo truco para ordenar un array de forma descendente:</text:p>
      <text:h text:style-name="P10" text:outline-level="3">Ejemplo</text:h>
      <text:p text:style-name="P15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points.sort(<text:span text:style-name="T3">function</text:span>(a, b){<text:span text:style-name="T3">return</text:span> b - a});</text:p>
      <text:p text:style-name="P14"><text:s/></text:p>
      <text:p text:style-name="Horizontal_20_Line"/>
      <text:h text:style-name="P4" text:outline-level="2"><text:bookmark text:name="mark_function"/><text:soft-page-break/>La función de comparación</text:h>
      <text:p text:style-name="P7">El propósito de la función de comparación es definir un orden de clasificación alternativo.</text:p>
      <text:p text:style-name="P7">La función de comparación debe devolver un valor negativo, cero o positivo, según los argumentos:</text:p>
      <text:p text:style-name="P16"><text:span text:style-name="T3">function</text:span>(a, b){<text:span text:style-name="T3">return</text:span> a - b}</text:p>
      <text:p text:style-name="P7">Cuando la  función <text:span text:style-name="Source_20_Text"><text:span text:style-name="T2">sort() </text:span></text:span>compara dos valores, envía los valores a la función de comparación y ordena los valores según el valor devuelto (negativo, cero, positivo).</text:p>
      <text:p text:style-name="P7">Si el resultado es negativo, <text:span text:style-name="Source_20_Text"><text:span text:style-name="T2">a </text:span></text:span>se ordena antes <text:span text:style-name="T8">de</text:span> <text:span text:style-name="Source_20_Text"><text:span text:style-name="T2">b</text:span></text:span>.</text:p>
      <text:p text:style-name="P7">Si el resultado es positivo, <text:span text:style-name="Source_20_Text"><text:span text:style-name="T2">b </text:span></text:span>se ordena antes <text:span text:style-name="T8">de</text:span> <text:span text:style-name="Source_20_Text"><text:span text:style-name="T2">a</text:span></text:span>.</text:p>
      <text:p text:style-name="P7">Si el resultado es 0, no se realizan cambios en el orden de clasificación de los dos valores.</text:p>
      <text:p text:style-name="P7"><text:span text:style-name="Strong_20_Emphasis">Ejemplo:</text:span></text:p>
      <text:p text:style-name="P7">La función de comparación compara todos los valores del array, dos valores a la vez <text:span text:style-name="Source_20_Text"><text:span text:style-name="T2">(a, b)</text:span></text:span>.</text:p>
      <text:p text:style-name="P7">Al comparar 40 y 100, el método <text:span text:style-name="Source_20_Text"><text:span text:style-name="T2">sort() </text:span></text:span>llama a la función de comparación (40, 100).</text:p>
      <text:p text:style-name="P7">La función calcula 40 - 100 <text:span text:style-name="Source_20_Text"><text:span text:style-name="T2">(a – b) </text:span></text:span>y, dado que el resultado es negativo (-60), la función de clasificación clasificará 40 como un valor inferior a 100.</text:p>
      <text:p text:style-name="P7">Puede utilizar este fragmento de código para experimentar con la clasificación numérica y alfabética:</text:p>
      <text:p text:style-name="P17"><text:span text:style-name="T3">&lt;</text:span><text:span text:style-name="T4">button</text:span><text:span text:style-name="T6"> onclick</text:span><text:span text:style-name="T3">="myFunction1()"&gt;</text:span>Sort Alphabetically<text:span text:style-name="T3">&lt;</text:span><text:span text:style-name="T4">/button</text:span><text:span text:style-name="T3">&gt;</text:span><text:line-break/><text:span text:style-name="T3">&lt;</text:span><text:span text:style-name="T4">button</text:span><text:span text:style-name="T6"> onclick</text:span><text:span text:style-name="T3">="myFunction2()"&gt;</text:span>Sort Numerically<text:span text:style-name="T3">&lt;</text:span><text:span text:style-name="T4">/button</text:span><text:span text:style-name="T3">&gt;</text:span><text:line-break/><text:line-break/><text:span text:style-name="T3">&lt;</text:span><text:span text:style-name="T4">p</text:span><text:span text:style-name="T6"> id</text:span><text:span text:style-name="T3">="demo"&gt;&lt;</text:span><text:span text:style-name="T4">/p</text:span><text:span text:style-name="T3">&gt;</text:span><text:line-break/><text:line-break/><text:span text:style-name="T3">&lt;</text:span><text:span text:style-name="T4">script</text:span><text:span text:style-name="T3">&gt;</text:span><text:span text:style-name="T5"><text:line-break/></text:span><text:span text:style-name="T3">const</text:span><text:span text:style-name="T5"> points = [</text:span><text:span text:style-name="T6">40</text:span><text:span text:style-name="T5">, </text:span><text:span text:style-name="T6">100</text:span><text:span text:style-name="T5">, </text:span><text:span text:style-name="T6">1</text:span><text:span text:style-name="T5">, </text:span><text:span text:style-name="T6">5</text:span><text:span text:style-name="T5">, </text:span><text:span text:style-name="T6">25</text:span><text:span text:style-name="T5">, </text:span><text:span text:style-name="T6">10</text:span><text:span text:style-name="T5">];<text:line-break/>document.getElementById(</text:span><text:span text:style-name="T4">"demo"</text:span><text:span text:style-name="T5">).innerHTML = points;<text:line-break/><text:line-break/></text:span><text:span text:style-name="T3">function</text:span><text:span text:style-name="T5"> myFunction1() {<text:line-break/>  points.sort();<text:line-break/>  document.getElementById(</text:span><text:span text:style-name="T4">"demo"</text:span><text:span text:style-name="T5">).innerHTML = points;<text:line-break/>}<text:line-break/><text:line-break/></text:span><text:span text:style-name="T3">function</text:span><text:span text:style-name="T5"> myFunction2() {<text:line-break/>  points.sort(</text:span><text:span text:style-name="T3">function</text:span><text:span text:style-name="T5">(a, b){</text:span><text:span text:style-name="T3">return</text:span><text:span text:style-name="T5"> a - b});<text:line-break/>  document.getElementById(</text:span><text:span text:style-name="T4">"demo"</text:span><text:span text:style-name="T5">).innerHTML = points;<text:line-break/>}<text:line-break/></text:span><text:span text:style-name="T3">&lt;</text:span><text:span text:style-name="T4">/script</text:span><text:span text:style-name="T3">&gt;</text:span></text:p>
      <text:p text:style-name="P6"/>
      <text:p text:style-name="Horizontal_20_Line"/>
      <text:h text:style-name="P4" text:outline-level="2"><text:bookmark text:name="mark_random"/><text:soft-page-break/>Ordenar un array en orden aleatorio</text:h>
      <text:p text:style-name="P7">Usando una función de clasificación, como se explicó anteriormente, puede ordenar un array numérica en orden aleatorio</text:p>
      <text:h text:style-name="P10" text:outline-level="3">Ejemplo</text:h>
      <text:p text:style-name="P16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points.sort(<text:span text:style-name="T3">function</text:span>(){<text:span text:style-name="T3">return</text:span> <text:span text:style-name="T6">0.5</text:span> - Math.random()});</text:p>
      <text:p text:style-name="P13"><text:s/></text:p>
      <text:p text:style-name="Horizontal_20_Line"/>
      <text:h text:style-name="P4" text:outline-level="2">El método Fisher Yates</text:h>
      <text:p text:style-name="P7">El método points.sort() del ejemplo anterior no es exacto. Favorecerá a algunos números sobre otros.</text:p>
      <text:p text:style-name="P7">El método correcto más popular se llama barajado de Fisher Yates y se introdujo en la ciencia de datos ya en 1938.</text:p>
      <text:p text:style-name="P7">En JavaScript el método se puede traducir a esto:</text:p>
      <text:h text:style-name="P10" text:outline-level="3">Ejemplo</text:h>
      <text:p text:style-name="P16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<text:line-break/><text:span text:style-name="T3">for</text:span> (<text:span text:style-name="T3">let</text:span> i = points.length -<text:span text:style-name="T6">1</text:span>; i &gt; <text:span text:style-name="T6">0</text:span>; i--) {<text:line-break/>  <text:span text:style-name="T3">let</text:span> j = Math.floor(Math.random() * (i+<text:span text:style-name="T6">1</text:span>));<text:line-break/>  <text:span text:style-name="T3">let</text:span> k = points[i];<text:line-break/>  points[i] = points[j];<text:line-break/>  points[j] = k;<text:line-break/>}</text:p>
      <text:p text:style-name="P7"><text:span text:style-name="T2"><text:s/></text:span><text:span text:style-name="T9">Ejemplo completo:</text:span></text:p>
      <text:p text:style-name="P2">&lt;!DOCTYPE html&gt;</text:p>
      <text:p text:style-name="P2">&lt;html&gt;</text:p>
      <text:p text:style-name="P2">&lt;body&gt;</text:p>
      <text:p text:style-name="P2">&lt;p&gt;Click the button (again and again) to sort the array in random order.&lt;/p&gt;</text:p>
      <text:p text:style-name="P2"/>
      <text:p text:style-name="P2">&lt;button onclick="myFunction()"&gt;Try it&lt;/button&gt;</text:p>
      <text:p text:style-name="P2">&lt;p id="demo"&gt;&lt;/p&gt;</text:p>
      <text:p text:style-name="P2"/>
      <text:p text:style-name="P2">&lt;script&gt;</text:p>
      <text:p text:style-name="P2">const points = [40, 100, 1, 5, 25, 10];</text:p>
      <text:p text:style-name="P2"><text:soft-page-break/>document.getElementById("demo").innerHTML = points; <text:s/></text:p>
      <text:p text:style-name="P2"/>
      <text:p text:style-name="P2">function myFunction() {</text:p>
      <text:p text:style-name="P2"><text:s text:c="2"/>for (let i = points.length -1; i &gt; 0; i--) {</text:p>
      <text:p text:style-name="P2"><text:s text:c="4"/>let j = Math.floor(Math.random() * (i+1));</text:p>
      <text:p text:style-name="P2"><text:s text:c="4"/>let k = points[i];</text:p>
      <text:p text:style-name="P2"><text:s text:c="4"/>points[i] = points[j];</text:p>
      <text:p text:style-name="P2"><text:s text:c="4"/>points[j] = k;</text:p>
      <text:p text:style-name="P2"><text:s text:c="2"/>}</text:p>
      <text:p text:style-name="P2"><text:s text:c="2"/>document.getElementById("demo").innerHTML = points;</text:p>
      <text:p text:style-name="P2">}</text:p>
      <text:p text:style-name="P2">&lt;/script&gt;</text:p>
      <text:p text:style-name="P2"/>
      <text:p text:style-name="P2">&lt;/body&gt;</text:p>
      <text:p text:style-name="P2">&lt;/html&gt;</text:p>
      <text:p text:style-name="Horizontal_20_Line"/>
      <text:h text:style-name="P4" text:outline-level="2">Encuentre el valor de array más bajo (o más alto)</text:h>
      <text:p text:style-name="P7">No hay funciones integradas para encontrar el valor máximo o mínimo en un array.</text:p>
      <text:p text:style-name="P7">Para encontrar el valor más bajo o más alto tienes 3 opciones:</text:p>
      <text:list text:style-name="L1">
        <text:list-item>
          <text:p text:style-name="P21">Ordena el array y lee el primer o último elemento.</text:p>
        </text:list-item>
        <text:list-item>
          <text:p text:style-name="P21">Utilice Math.min() o Math.max()</text:p>
        </text:list-item>
        <text:list-item>
          <text:p text:style-name="P22">Escribe una función casera.</text:p>
        </text:list-item>
      </text:list>
      <text:p text:style-name="Horizontal_20_Line"/>
      <text:h text:style-name="P4" text:outline-level="2">Encuentra <text:span text:style-name="T8">el mínimo o el máximo</text:span> con sort()</text:h>
      <text:p text:style-name="P7">Después de haber ordenado un array, puede usar el índice para obtener los valores más altos y más bajos.</text:p>
      <text:h text:style-name="P5" text:outline-level="4">Orden ascendente:</text:h>
      <text:h text:style-name="P10" text:outline-level="3">Ejemplo</text:h>
      <text:p text:style-name="P15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points.sort(<text:span text:style-name="T3">function</text:span>(a, b){<text:span text:style-name="T3">return</text:span> a - b});<text:line-break/><text:span text:style-name="T7">// now points[0] contains the lowest value<text:line-break/>// and points[points.length-1] contains the highest value</text:span></text:p>
      <text:p text:style-name="P13"><text:soft-page-break/><text:s/></text:p>
      <text:h text:style-name="P5" text:outline-level="4">Orden descend<text:span text:style-name="T8">e</text:span>nte:</text:h>
      <text:h text:style-name="P10" text:outline-level="3">Ejemplo</text:h>
      <text:p text:style-name="P15"><text:span text:style-name="T3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text:line-break/>points.sort(<text:span text:style-name="T3">function</text:span>(a, b){<text:span text:style-name="T3">return</text:span> b - a});<text:line-break/><text:span text:style-name="T7">// now points[0] contains the highest value<text:line-break/>// and points[points.length-1] contains the lowest value</text:span></text:p>
      <text:p text:style-name="P13"><text:s/></text:p>
      <text:h text:style-name="P9" text:outline-level="2">Nota</text:h>
      <text:p text:style-name="P13">Ordenar un array comple<text:span text:style-name="T10">to</text:span> es un método muy ineficiente si solo desea encontrar el valor más alto (o más bajo).</text:p>
      <text:p text:style-name="Horizontal_20_Line"/>
      <text:h text:style-name="P4" text:outline-level="2"><text:bookmark text:name="mark_mathmin"/>Usando Math.min() en un array</text:h>
      <text:p text:style-name="P7">Puedes usar <text:span text:style-name="Source_20_Text"><text:span text:style-name="T2">Math.min.apply </text:span></text:span>para encontrar el número más bajo en un array:</text:p>
      <text:h text:style-name="P10" text:outline-level="3">Ejemplo</text:h>
      <text:p text:style-name="P16"><text:span text:style-name="T3">function</text:span> myArrayMin(arr) {<text:line-break/>  <text:span text:style-name="T3">return</text:span> Math.min.apply(<text:span text:style-name="T3">null</text:span>, arr);<text:line-break/>}</text:p>
      <text:p text:style-name="P13"><text:s/></text:p>
      <text:p text:style-name="P7"><text:span text:style-name="Source_20_Text"><text:span text:style-name="T2">Math.min.apply(null, [1, 2, 3]) </text:span></text:span>es equivalente a <text:span text:style-name="Source_20_Text"><text:span text:style-name="T2">Math.min(1, 2, 3)</text:span></text:span>.</text:p>
      <text:p text:style-name="Horizontal_20_Line"/>
      <text:h text:style-name="P4" text:outline-level="2"><text:bookmark text:name="mark_mathmax"/>Usando Math.max() en un array</text:h>
      <text:p text:style-name="P7">Puedes usar <text:span text:style-name="Source_20_Text"><text:span text:style-name="T2">Math.max.apply </text:span></text:span>para encontrar el número más alto en un array:</text:p>
      <text:h text:style-name="P10" text:outline-level="3">Ejemplo</text:h>
      <text:p text:style-name="P16"><text:span text:style-name="T3">function</text:span> myArrayMax(arr) {<text:line-break/>  <text:span text:style-name="T3">return</text:span> Math.max.apply(<text:span text:style-name="T3">null</text:span>, arr);<text:line-break/>}</text:p>
      <text:p text:style-name="P13"><text:s/></text:p>
      <text:p text:style-name="P7"><text:span text:style-name="Source_20_Text"><text:span text:style-name="T2">Math.max.apply(null, [1, 2, 3]) </text:span></text:span>es equivalente a <text:span text:style-name="Source_20_Text"><text:span text:style-name="T2">Math.max(1, 2, 3)</text:span></text:span>.</text:p>
      <text:p text:style-name="Horizontal_20_Line"/>
      <text:h text:style-name="P4" text:outline-level="2"><text:bookmark text:name="mark_homemin"/><text:soft-page-break/>Método <text:span text:style-name="T10">para buscar el </text:span>mínimo de array </text:h>
      <text:p text:style-name="P7">No existe una función incorporada para encontrar el valor más bajo en un array de JavaScript.</text:p>
      <text:p text:style-name="P7">El código más rápido para encontrar el número más bajo es utilizar un método casero .</text:p>
      <text:p text:style-name="P7">Esta función recorre un array comparando cada valor con el valor más bajo encontrado:</text:p>
      <text:h text:style-name="P10" text:outline-level="3">Ejemplo (buscar mínimo)</text:h>
      <text:p text:style-name="P16"><text:span text:style-name="T3">function</text:span> myArrayMin(arr) {<text:line-break/>  <text:span text:style-name="T3">let</text:span> len = arr.length;<text:line-break/>  <text:span text:style-name="T3">let</text:span> min = <text:span text:style-name="T6">Infinity</text:span>;<text:line-break/>  <text:span text:style-name="T3">while</text:span> (len--) {<text:line-break/>    <text:span text:style-name="T3">if</text:span> (arr[len] &lt; min) {<text:line-break/>      min = arr[len];<text:line-break/>    }<text:line-break/>  }<text:line-break/>  <text:span text:style-name="T3">return</text:span> min;<text:line-break/>}</text:p>
      <text:p text:style-name="P13"><text:s/><text:span text:style-name="T10">Ejemplo completo:</text:span></text:p>
      <text:p text:style-name="P13">&lt;!DOCTYPE html&gt;</text:p>
      <text:p text:style-name="P13">&lt;html&gt;</text:p>
      <text:p text:style-name="P13">&lt;body&gt;</text:p>
      <text:p text:style-name="P13"/>
      <text:p text:style-name="P13">&lt;h2&gt;JavaScript Array Sort&lt;/h2&gt;</text:p>
      <text:p text:style-name="P13">&lt;p&gt;The lowest number is &lt;span id="demo"&gt;&lt;/span&gt;.&lt;/p&gt;</text:p>
      <text:p text:style-name="P13"/>
      <text:p text:style-name="P13">&lt;script&gt;</text:p>
      <text:p text:style-name="P13">const points = [40, 100, 1, 5, 25, 10];</text:p>
      <text:p text:style-name="P13">document.getElementById("demo").innerHTML = myArrayMin(points);</text:p>
      <text:p text:style-name="P13"/>
      <text:p text:style-name="P13">function myArrayMin(arr) {</text:p>
      <text:p text:style-name="P13"><text:s text:c="2"/>let len = arr.length;</text:p>
      <text:p text:style-name="P13"><text:s text:c="2"/>let min = Infinity;</text:p>
      <text:p text:style-name="P13"><text:s text:c="2"/>while (len--) {</text:p>
      <text:p text:style-name="P13"><text:s text:c="4"/>if (arr[len] &lt; min) {</text:p>
      <text:p text:style-name="P13"><text:s text:c="6"/>min = arr[len];</text:p>
      <text:p text:style-name="P13"><text:s text:c="4"/>}</text:p>
      <text:p text:style-name="P13"><text:soft-page-break/><text:s text:c="2"/>}</text:p>
      <text:p text:style-name="P13"><text:s text:c="2"/>return min;</text:p>
      <text:p text:style-name="P13">}</text:p>
      <text:p text:style-name="P13">&lt;/script&gt;</text:p>
      <text:p text:style-name="P13"/>
      <text:p text:style-name="P13">&lt;/body&gt;</text:p>
      <text:p text:style-name="P13">&lt;/html&gt;</text:p>
      <text:h text:style-name="P4" text:outline-level="2">Método máximo de array de JavaScript</text:h>
      <text:p text:style-name="P7">No existe una función incorporada para encontrar el valor más alto en un array de JavaScript.</text:p>
      <text:p text:style-name="P7">El código más rápido para encontrar el número más alto es utilizar un método casero .</text:p>
      <text:p text:style-name="P7">Esta función recorre un array comparando cada valor con el valor más alto encontrado:</text:p>
      <text:h text:style-name="P10" text:outline-level="3">Ejemplo (buscar máx.)</text:h>
      <text:p text:style-name="P16"><text:span text:style-name="T3">function</text:span> myArrayMax(arr) {<text:line-break/>  <text:span text:style-name="T3">let</text:span> len = arr.length;<text:line-break/>  <text:span text:style-name="T3">let</text:span> max = -<text:span text:style-name="T6">Infinity</text:span>;<text:line-break/>  <text:span text:style-name="T3">while</text:span> (len--) {<text:line-break/>    <text:span text:style-name="T3">if</text:span> (arr[len] &gt; max) {<text:line-break/>      max = arr[len];<text:line-break/>    }<text:line-break/>  }<text:line-break/>  <text:span text:style-name="T3">return</text:span> max;<text:line-break/>}</text:p>
      <text:p text:style-name="P13"><text:s/><text:span text:style-name="T10">Ejemplo completo:</text:span></text:p>
      <text:p text:style-name="P13">&lt;!DOCTYPE html&gt;</text:p>
      <text:p text:style-name="P13">&lt;html&gt;</text:p>
      <text:p text:style-name="P13">&lt;body&gt;</text:p>
      <text:p text:style-name="P13"/>
      <text:p text:style-name="P13">&lt;h2&gt;JavaScript Array Sort&lt;/h2&gt;</text:p>
      <text:p text:style-name="P13">&lt;p&gt;The highest number is &lt;span id="demo"&gt;&lt;/span&gt;.&lt;/p&gt;</text:p>
      <text:p text:style-name="P13"/>
      <text:p text:style-name="P13">&lt;script&gt;</text:p>
      <text:p text:style-name="P13">const points = [40, 100, 1, 5, 25, 10];</text:p>
      <text:p text:style-name="P13">document.getElementById("demo").innerHTML = myArrayMax(points);</text:p>
      <text:p text:style-name="P13"/>
      <text:p text:style-name="P13"><text:soft-page-break/>function myArrayMax(arr) {</text:p>
      <text:p text:style-name="P13"><text:s text:c="2"/>let len = arr.length;</text:p>
      <text:p text:style-name="P13"><text:s text:c="2"/>let max = -Infinity;</text:p>
      <text:p text:style-name="P13"><text:s text:c="2"/>while (len--) {</text:p>
      <text:p text:style-name="P13"><text:s text:c="4"/>if (arr[len] &gt; max) {</text:p>
      <text:p text:style-name="P13"><text:s text:c="6"/>max = arr[len];</text:p>
      <text:p text:style-name="P13"><text:s text:c="4"/>}</text:p>
      <text:p text:style-name="P13"><text:s text:c="2"/>}</text:p>
      <text:p text:style-name="P13"><text:s text:c="2"/>return max;</text:p>
      <text:p text:style-name="P13">}</text:p>
      <text:p text:style-name="P13">&lt;/script&gt;</text:p>
      <text:p text:style-name="P13"/>
      <text:p text:style-name="P13">&lt;/body&gt;</text:p>
      <text:p text:style-name="P13">&lt;/html&gt;</text:p>
      <text:p text:style-name="Horizontal_20_Line"/>
      <text:h text:style-name="P4" text:outline-level="2"><text:bookmark text:name="mark_objects"/>Ordenar arrays de objetos</text:h>
      <text:p text:style-name="P7"><text:span text:style-name="T10">L</text:span>os arrays de JavaScript suelen contener objetos:</text:p>
      <text:h text:style-name="P10" text:outline-level="3">Ejemplo</text:h>
      <text:p text:style-name="P16"><text:span text:style-name="T3">const</text:span> cars = [<text:line-break/> <text:span text:style-name="T6"> </text:span>{type:<text:span text:style-name="T4">"Volvo"</text:span>, year:<text:span text:style-name="T6">2016</text:span>},<text:line-break/> <text:span text:style-name="T6"> </text:span>{type:<text:span text:style-name="T4">"Saab"</text:span>, year:<text:span text:style-name="T6">2001</text:span>},<text:line-break/> <text:span text:style-name="T6"> </text:span>{type:<text:span text:style-name="T4">"BMW"</text:span>, year:<text:span text:style-name="T6">2010</text:span>}<text:line-break/>];</text:p>
      <text:p text:style-name="P7">Incluso si los objetos tienen propiedades de diferentes tipos de datos, el método <text:span text:style-name="Source_20_Text"><text:span text:style-name="T2">sort() </text:span></text:span>se puede utilizar para ordenar el array.</text:p>
      <text:p text:style-name="P7">La solución es escribir una función de comparación para comparar los valores de las propiedades:</text:p>
      <text:h text:style-name="P10" text:outline-level="3">Ejemplo</text:h>
      <text:p text:style-name="P15">cars.sort(<text:span text:style-name="T3">function</text:span>(a, b){<text:span text:style-name="T3">return</text:span> a.year - b.year});</text:p>
      <text:p text:style-name="P7"><text:span text:style-name="T2"><text:s/></text:span><text:span text:style-name="T9">Ejemplo completo:</text:span></text:p>
      <text:p text:style-name="P2">&lt;!DOCTYPE html&gt;</text:p>
      <text:p text:style-name="P2">&lt;html&gt;</text:p>
      <text:p text:style-name="P2">&lt;body&gt;</text:p>
      <text:p text:style-name="P2"><text:soft-page-break/>&lt;h1&gt;JavaScript Arrays&lt;/h1&gt;</text:p>
      <text:p text:style-name="P2">&lt;h2&gt;The sort() Method&lt;/h2&gt;</text:p>
      <text:p text:style-name="P2"/>
      <text:p text:style-name="P2">&lt;p&gt;Sort car objects on age:&lt;/p&gt;</text:p>
      <text:p text:style-name="P2"/>
      <text:p text:style-name="P2">&lt;p id="demo"&gt;&lt;/p&gt;</text:p>
      <text:p text:style-name="P2"/>
      <text:p text:style-name="P2">&lt;script&gt;</text:p>
      <text:p text:style-name="P2">const cars = [</text:p>
      <text:p text:style-name="P2"><text:s text:c="2"/>{type:"Volvo", year:2016},</text:p>
      <text:p text:style-name="P2"><text:s text:c="2"/>{type:"Saab", year:2001},</text:p>
      <text:p text:style-name="P2"><text:s text:c="2"/>{type:"BMW", year:2010}</text:p>
      <text:p text:style-name="P2">];</text:p>
      <text:p text:style-name="P2"/>
      <text:p text:style-name="P2">displayCars();</text:p>
      <text:p text:style-name="P2"/>
      <text:p text:style-name="P2">cars.sort(function(a, b){return a.year - b.year});</text:p>
      <text:p text:style-name="P2">displayCars();</text:p>
      <text:p text:style-name="P7"><text:span text:style-name="T9"/></text:p>
      <text:p text:style-name="P2">function displayCars() {</text:p>
      <text:p text:style-name="P2"><text:s text:c="2"/>document.getElementById("demo").innerHTML =</text:p>
      <text:p text:style-name="P2"><text:s text:c="2"/>cars[0].type + " " + cars[0].year + "&lt;br&gt;" +</text:p>
      <text:p text:style-name="P2"><text:s text:c="2"/>cars[1].type + " " + cars[1].year + "&lt;br&gt;" +</text:p>
      <text:p text:style-name="P2"><text:s text:c="2"/>cars[2].type + " " + cars[2].year;</text:p>
      <text:p text:style-name="P2">}</text:p>
      <text:p text:style-name="P2">&lt;/script&gt;</text:p>
      <text:p text:style-name="P2"/>
      <text:p text:style-name="P2">&lt;/body&gt;</text:p>
      <text:p text:style-name="P7">Comparar propiedades de cadenas es un poco más complejo:</text:p>
      <text:h text:style-name="P10" text:outline-level="3">Ejemplo</text:h>
      <text:p text:style-name="P15">cars.sort(<text:span text:style-name="T3">function</text:span>(a, b){<text:line-break/>  <text:span text:style-name="T3">let</text:span> x = a.type.toLowerCase();<text:line-break/><text:soft-page-break/>  <text:span text:style-name="T3">let</text:span> y = b.type.toLowerCase();<text:line-break/>  <text:span text:style-name="T3">if</text:span> (x &lt; y) {<text:span text:style-name="T3">return</text:span> -<text:span text:style-name="T6">1</text:span>;}<text:line-break/>  <text:span text:style-name="T3">if</text:span> (x &gt; y) {<text:span text:style-name="T3">return</text:span> <text:span text:style-name="T6">1</text:span>;}<text:line-break/>  <text:span text:style-name="T3">return</text:span> <text:span text:style-name="T6">0</text:span>;<text:line-break/>});</text:p>
      <text:p text:style-name="P6"><text:span text:style-name="T2"><text:s/></text:span><text:span text:style-name="T9">Ejemplo completo:</text:span></text:p>
      <text:p text:style-name="P3">&lt;!DOCTYPE html&gt;</text:p>
      <text:p text:style-name="P3">&lt;html&gt;</text:p>
      <text:p text:style-name="P3">&lt;body&gt;</text:p>
      <text:p text:style-name="P3">&lt;h1&gt;JavaScript Arrays&lt;/h1&gt;</text:p>
      <text:p text:style-name="P3">&lt;h2&gt;The sort() Method&lt;/h2&gt;</text:p>
      <text:p text:style-name="P3"/>
      <text:p text:style-name="P3">&lt;p&gt;Click the buttons to sort car objects on type.&lt;/p&gt;</text:p>
      <text:p text:style-name="P3"/>
      <text:p text:style-name="P3">&lt;button onclick="myFunction()"&gt;Sort&lt;/button&gt;</text:p>
      <text:p text:style-name="P3">&lt;p id="demo"&gt;&lt;/p&gt;</text:p>
      <text:p text:style-name="P3"/>
      <text:p text:style-name="P3">&lt;script&gt;</text:p>
      <text:p text:style-name="P3">const cars = [</text:p>
      <text:p text:style-name="P3"><text:s text:c="2"/>{type:"Volvo", year:2016},</text:p>
      <text:p text:style-name="P3"><text:s text:c="2"/>{type:"Saab", year:2001},</text:p>
      <text:p text:style-name="P3"><text:s text:c="2"/>{type:"BMW", year:2010}</text:p>
      <text:p text:style-name="P3">];</text:p>
      <text:p text:style-name="P3"/>
      <text:p text:style-name="P3">displayCars();</text:p>
      <text:p text:style-name="P3"/>
      <text:p text:style-name="P6"><text:span text:style-name="T9">function myFunction() {</text:span></text:p>
      <text:p text:style-name="P3"><text:s text:c="2"/>cars.sort(function(a, b){</text:p>
      <text:p text:style-name="P3"><text:s text:c="4"/>let x = a.type.toLowerCase();</text:p>
      <text:p text:style-name="P3"><text:s text:c="4"/>let y = b.type.toLowerCase();</text:p>
      <text:p text:style-name="P3"><text:s text:c="4"/>if (x &lt; y) {return -1;}</text:p>
      <text:p text:style-name="P3"><text:s text:c="4"/>if (x &gt; y) {return 1;}</text:p>
      <text:p text:style-name="P3"><text:s text:c="4"/>return 0;</text:p>
      <text:p text:style-name="P3"><text:s text:c="2"/>});</text:p>
      <text:p text:style-name="P3"><text:s text:c="2"/>displayCars();</text:p>
      <text:p text:style-name="P3">}</text:p>
      <text:p text:style-name="P3"/>
      <text:p text:style-name="P3">function displayCars() {</text:p>
      <text:p text:style-name="P3"><text:s text:c="2"/>document.getElementById("demo").innerHTML =</text:p>
      <text:p text:style-name="P3"><text:s text:c="2"/>cars[0].type + " " + cars[0].year + "&lt;br&gt;" +</text:p>
      <text:p text:style-name="P3"><text:s text:c="2"/>cars[1].type + " " + cars[1].year + "&lt;br&gt;" +</text:p>
      <text:p text:style-name="P3"><text:s text:c="2"/>cars[2].type + " " + cars[2].year;</text:p>
      <text:p text:style-name="P3">}</text:p>
      <text:p text:style-name="P3">&lt;/script&gt;</text:p>
      <text:p text:style-name="P3"/>
      <text:p text:style-name="P3">&lt;/body&gt;</text:p>
      <text:p text:style-name="P3"><text:soft-page-break/>&lt;/html&gt;</text:p>
      <text:p text:style-name="Horizontal_20_Line"/>
      <text:h text:style-name="P4" text:outline-level="2"><text:span text:style-name="T8">sort</text:span>()</text:h>
      <text:p text:style-name="P7"><text:a xlink:type="simple" xlink:href="https://www.w3schools.com/js/js_2019.asp" text:style-name="Internet_20_link" text:visited-style-name="Visited_20_Internet_20_Link"><text:span text:style-name="T1">ES2019 </text:span></text:a>revisó el método Array <text:span text:style-name="Source_20_Text"><text:span text:style-name="T2">sort()</text:span></text:span>.</text:p>
      <text:p text:style-name="P7">Antes de 2019, la especificación permitía algoritmos de clasificación inestables como QuickSort.</text:p>
      <text:p text:style-name="P7">Después de ES2019, los navegadores deben utilizar un algoritmo de clasificación estable:</text:p>
      <text:p text:style-name="P7">Al ordenar elementos según un valor, los elementos deben mantener su posición relativa con respecto a otros elementos con el mismo valor.</text:p>
      <text:h text:style-name="P10" text:outline-level="3">Ejemplo</text:h>
      <text:p text:style-name="P15"><text:span text:style-name="T3">const</text:span> myArr = [<text:line-break/>  {name:<text:span text:style-name="T4">"X00"</text:span>,price:<text:span text:style-name="T6">100</text:span> },<text:line-break/>  {name:<text:span text:style-name="T4">"X01"</text:span>,price:<text:span text:style-name="T6">100</text:span> },<text:line-break/>  {name:<text:span text:style-name="T4">"X02"</text:span>,price:<text:span text:style-name="T6">100</text:span> },<text:line-break/>  {name:<text:span text:style-name="T4">"X03"</text:span>,price:<text:span text:style-name="T6">100</text:span> },<text:line-break/>  {name:<text:span text:style-name="T4">"X04"</text:span>,price:<text:span text:style-name="T6">110</text:span> },<text:line-break/>  {name:<text:span text:style-name="T4">"X05"</text:span>,price:<text:span text:style-name="T6">110</text:span> },<text:line-break/>  {name:<text:span text:style-name="T4">"X06"</text:span>,price:<text:span text:style-name="T6">110</text:span> },<text:line-break/>  {name:<text:span text:style-name="T4">"X07"</text:span>,price:<text:span text:style-name="T6">110</text:span> }<text:line-break/>];</text:p>
      <text:p text:style-name="P7"><text:span text:style-name="T2"><text:s/></text:span><text:span text:style-name="T9">Ejemplo completo:</text:span></text:p>
      <text:p text:style-name="P2">&lt;!DOCTYPE html&gt;</text:p>
      <text:p text:style-name="P7"><text:span text:style-name="T9">&lt;html&gt;</text:span></text:p>
      <text:p text:style-name="P2">&lt;body&gt;</text:p>
      <text:p text:style-name="P2">&lt;h1&gt;JavaScript Stable Sort&lt;/h1&gt;</text:p>
      <text:p text:style-name="P2"/>
      <text:p text:style-name="P2">&lt;p&gt;From ES2019, browsers must use a stable sorting algorithm.&lt;/p&gt;</text:p>
      <text:p text:style-name="P2">&lt;p&gt;When sorting elements on a key, the elements must keep their relative position to other objects with the same key.&lt;/p&gt;</text:p>
      <text:p text:style-name="P2"/>
      <text:p text:style-name="P2">&lt;p id="demo"&gt;&lt;/p&gt;</text:p>
      <text:p text:style-name="P2"/>
      <text:p text:style-name="P2">&lt;script&gt;</text:p>
      <text:p text:style-name="P2"/>
      <text:p text:style-name="P2">const myArr = [</text:p>
      <text:p text:style-name="P2"><text:s text:c="2"/>{name:"X00",price:100 },</text:p>
      <text:p text:style-name="P2"><text:soft-page-break/><text:s text:c="2"/>{name:"X01",price:100 },</text:p>
      <text:p text:style-name="P2"><text:s text:c="2"/>{name:"X02",price:100 },</text:p>
      <text:p text:style-name="P2"><text:s text:c="2"/>{name:"X03",price:100 },</text:p>
      <text:p text:style-name="P2"><text:s text:c="2"/>{name:"X04",price:110 },</text:p>
      <text:p text:style-name="P2"><text:s text:c="2"/>{name:"X05",price:110 },</text:p>
      <text:p text:style-name="P2"><text:s text:c="2"/>{name:"X06",price:110 },</text:p>
      <text:p text:style-name="P2"><text:s text:c="2"/>{name:"X07",price:110 },</text:p>
      <text:p text:style-name="P2"><text:s text:c="2"/>{name:"X08",price:120 },</text:p>
      <text:p text:style-name="P2"><text:s text:c="2"/>{name:"X09",price:120 },</text:p>
      <text:p text:style-name="P2"><text:s text:c="2"/>{name:"X10",price:120 },</text:p>
      <text:p text:style-name="P2"><text:s text:c="2"/>{name:"X11",price:120 },</text:p>
      <text:p text:style-name="P2"><text:s text:c="2"/>{name:"X12",price:130 },</text:p>
      <text:p text:style-name="P2"><text:s text:c="2"/>{name:"X13",price:130 },</text:p>
      <text:p text:style-name="P2"><text:s text:c="2"/>{name:"X14",price:130 },</text:p>
      <text:p text:style-name="P2"><text:s text:c="2"/>{name:"X15",price:130 },</text:p>
      <text:p text:style-name="P2"><text:s text:c="2"/>{name:"X16",price:140 },</text:p>
      <text:p text:style-name="P2"><text:s text:c="2"/>{name:"X17",price:140 },</text:p>
      <text:p text:style-name="P2"><text:s text:c="2"/>{name:"X18",price:140 },</text:p>
      <text:p text:style-name="P7"><text:span text:style-name="T9"><text:s text:c="2"/>{name:"X19",price:140 }</text:span></text:p>
      <text:p text:style-name="P2">];</text:p>
      <text:p text:style-name="P2"/>
      <text:p text:style-name="P2">myArr.sort( (p1, p2) =&gt; {</text:p>
      <text:p text:style-name="P2"><text:s text:c="2"/>if (p1.price &lt; p2.price) return -1;</text:p>
      <text:p text:style-name="P2"><text:s text:c="2"/>if (p1.price &gt; p2.price) return 1;</text:p>
      <text:p text:style-name="P2"><text:s text:c="2"/>return 0;</text:p>
      <text:p text:style-name="P2">});</text:p>
      <text:p text:style-name="P2"/>
      <text:p text:style-name="P2">let txt = "";</text:p>
      <text:p text:style-name="P2">myArr.forEach(myFunction);</text:p>
      <text:p text:style-name="P2"/>
      <text:p text:style-name="P2">function myFunction(value) {</text:p>
      <text:p text:style-name="P2"><text:s text:c="2"/>txt += value.name + " " + value.price + "&lt;br&gt;"; </text:p>
      <text:p text:style-name="P2"><text:soft-page-break/>}</text:p>
      <text:p text:style-name="P2">document.getElementById("demo").innerHTML = txt;</text:p>
      <text:p text:style-name="P2">&lt;/script&gt;</text:p>
      <text:p text:style-name="P2"/>
      <text:p text:style-name="P2">&lt;/body&gt;</text:p>
      <text:p text:style-name="P2">&lt;/html&gt;</text:p>
      <text:p text:style-name="P7">En el ejemplo anterior, al ordenar por precio, no se permite que el resultado salga con los nombres en otra posición relativa como esta:</text:p>
      <text:p text:style-name="P16">X01 <text:span text:style-name="T6">100</text:span><text:line-break/>X03 <text:span text:style-name="T6">100</text:span><text:line-break/>X00 <text:span text:style-name="T6">100</text:span><text:line-break/>X03 <text:span text:style-name="T6">100</text:span><text:line-break/>X05 <text:span text:style-name="T6">110</text:span><text:line-break/>X04 <text:span text:style-name="T6">110</text:span><text:line-break/>X06 <text:span text:style-name="T6">110</text:span><text:line-break/>X07 <text:span text:style-name="T6">110</text:span></text:p>
      <text:h text:style-name="P9" text:outline-level="2"/>
      <text:h text:style-name="P4" text:outline-level="2"><text:s/></text:h>
      <text:h text:style-name="P9" text:outline-level="2">Ejercicio:</text:h>
      <text:p text:style-name="P7"><text:span text:style-name="T2">Utilice el método </text:span><text:span text:style-name="T9">de </text:span><text:span text:style-name="T2">Array correcto para ordenar la array </text:span><text:span text:style-name="Source_20_Text"><text:span text:style-name="T2">fruits </text:span></text:span><text:span text:style-name="T2">alfabéticamente.</text:span></text:p>
      <text:p text:style-name="P11">const <text:span text:style-name="T8">fruits</text:span> = ["Plátano", "Naranja", "Manzana", "Kiwi"];</text:p>
      <text:p text:style-name="P12"><text:s text:c="13"/>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7:45:47.827000000</meta:creation-date>
    <dc:date>2024-03-18T20:12:57.390000000</dc:date>
    <meta:editing-duration>PT23M25S</meta:editing-duration>
    <meta:editing-cycles>3</meta:editing-cycles>
    <meta:generator>LibreOffice/7.6.0.3$Windows_X86_64 LibreOffice_project/69edd8b8ebc41d00b4de3915dc82f8f0fc3b6265</meta:generator>
    <meta:document-statistic meta:table-count="1" meta:image-count="0" meta:object-count="0" meta:page-count="14" meta:paragraph-count="303" meta:word-count="1775" meta:character-count="12080" meta:non-whitespace-character-count="10283"/>
  </office:meta>
</office:document-meta>
</file>